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3.627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1&quot;)" table:allow-empty-cell="true" table:display-list="unsorted" table:base-cell-address="1000topics.C2">
          <table:error-message table:message-type="stop" table:display="true"/>
        </table:content-validation>
        <table:content-validation table:name="val2" table:condition="of:cell-content-is-in-list(&quot;1&quot;;&quot;2&quot;;&quot;3&quot;;&quot;4&quot;)" table:allow-empty-cell="true" table:display-list="unsorted" table:base-cell-address="1000topics.D1001">
          <table:error-message table:message-type="stop" table:display="true"/>
        </table:content-validation>
      </table:content-validations>
      <table:table table:name="100topic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2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pic</text:p>
          </table:table-cell>
          <table:table-cell table:style-name="ce1" office:value-type="string" calcext:value-type="string">
            <text:p>Keyword</text:p>
          </table:table-cell>
          <table:table-cell table:style-name="ce2" table:content-validation-name="val1" office:value-type="string" calcext:value-type="string">
            <text:p>Diffuse</text:p>
          </table:table-cell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Medicine</text:p>
          </table:table-cell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Philosophy</text:p>
          </table:table-cell>
          <table:table-cell table:style-name="ce1" office:value-type="string" calcext:value-type="string">
            <text:p>Beliefs</text:p>
          </table:table-cell>
          <table:table-cell table:style-name="ce1" office:value-type="string" calcext:value-type="string">
            <text:p>Law</text:p>
          </table:table-cell>
          <table:table-cell table:style-name="ce1" office:value-type="string" calcext:value-type="string">
            <text:p>Politics</text:p>
          </table:table-cell>
          <table:table-cell table:style-name="ce1" office:value-type="string" calcext:value-type="string">
            <text:p>Society</text:p>
          </table:table-cell>
          <table:table-cell table:style-name="ce1" office:value-type="string" calcext:value-type="string">
            <text:p>Infrastructure</text:p>
          </table:table-cell>
          <table:table-cell table:style-name="ce1" office:value-type="string" calcext:value-type="string">
            <text:p>Business</text:p>
          </table:table-cell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Incident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Sports</text:p>
          </table:table-cell>
          <table:table-cell table:style-name="ce1" office:value-type="string" calcext:value-type="string">
            <text:p>Arts</text:p>
          </table:table-cell>
          <table:table-cell table:style-name="ce1" office:value-type="string" calcext:value-type="string">
            <text:p>Eintertainment</text:p>
          </table:table-cell>
          <table:table-cell table:style-name="ce1" office:value-type="string" calcext:value-type="string">
            <text:p>Leisure</text:p>
          </table:table-cell>
          <table:table-cell table:style-name="ce1" office:value-type="string" calcext:value-type="string">
            <text:p>Individual</text:p>
          </table:table-cell>
          <table:table-cell table:style-name="ce1" office:value-type="string" calcext:value-type="string">
            <text:p>Fiction</text:p>
          </table:table-cell>
          <table:table-cell table:style-name="ce3" office:value-type="string" calcext:value-type="string">
            <text:p>CHECK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dium</text:p>
          </table:table-cell>
          <table:table-cell table:content-validation-name="val1"/>
          <table:table-cell table:content-validation-name="val2" table:number-columns-repeated="9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0"/>
          <table:table-cell table:formula="of:=SUM([.D2:.W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bilgeräte</text:p>
          </table:table-cell>
          <table:table-cell table:content-validation-name="val1"/>
          <table:table-cell table:content-validation-name="val2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8"/>
          <table:table-cell table:formula="of:=SUM([.D3:.W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tografie</text:p>
          </table:table-cell>
          <table:table-cell table:content-validation-name="val1"/>
          <table:table-cell table:content-validation-name="val2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13"/>
          <table:table-cell table:content-validation-name="val2" office:value-type="float" office:value="3" calcext:value-type="float">
            <text:p>3</text:p>
          </table:table-cell>
          <table:table-cell table:content-validation-name="val2" table:number-columns-repeated="4"/>
          <table:table-cell table:formula="of:=SUM([.D4:.W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nnschaftssport</text:p>
          </table:table-cell>
          <table:table-cell table:content-validation-name="val1"/>
          <table:table-cell table:content-validation-name="val2" table:number-columns-repeated="14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5"/>
          <table:table-cell table:formula="of:=SUM([.D5:.W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kehrsmittel</text:p>
          </table:table-cell>
          <table:table-cell table:content-validation-name="val1"/>
          <table:table-cell table:content-validation-name="val2" table:number-columns-repeated="9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7"/>
          <table:table-cell table:content-validation-name="val2" office:value-type="float" office:value="3" calcext:value-type="float">
            <text:p>3</text:p>
          </table:table-cell>
          <table:table-cell table:content-validation-name="val2" table:number-columns-repeated="2"/>
          <table:table-cell table:formula="of:=SUM([.D6:.W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rlaub</text:p>
          </table:table-cell>
          <table:table-cell table:content-validation-name="val1"/>
          <table:table-cell table:content-validation-name="val2" table:number-columns-repeated="17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2"/>
          <table:table-cell table:formula="of:=SUM([.D7:.W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content-validation-name="val1" office:value-type="float" office:value="1" calcext:value-type="float">
            <text:p>1</text:p>
          </table:table-cell>
          <table:table-cell table:content-validation-name="val2" table:number-columns-repeated="20"/>
          <table:table-cell table:formula="of:=SUM([.D8:.W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chnik</text:p>
          </table:table-cell>
          <table:table-cell table:content-validation-name="val1"/>
          <table:table-cell table:content-validation-name="val2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8"/>
          <table:table-cell table:formula="of:=SUM([.D9:.W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content-validation-name="val1" office:value-type="float" office:value="1" calcext:value-type="float">
            <text:p>1</text:p>
          </table:table-cell>
          <table:table-cell table:content-validation-name="val2" table:number-columns-repeated="20"/>
          <table:table-cell table:formula="of:=SUM([.D10:.W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ußball</text:p>
          </table:table-cell>
          <table:table-cell table:content-validation-name="val1"/>
          <table:table-cell table:content-validation-name="val2" table:number-columns-repeated="14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5"/>
          <table:table-cell table:formula="of:=SUM([.D11:.W1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tur</text:p>
          </table:table-cell>
          <table:table-cell table:content-validation-name="val1"/>
          <table:table-cell table:content-validation-name="val2" table:number-columns-repeated="13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6"/>
          <table:table-cell table:formula="of:=SUM([.D12:.W1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chweiz</text:p>
          </table:table-cell>
          <table:table-cell table:content-validation-name="val1"/>
          <table:table-cell table:content-validation-name="val2" table:number-columns-repeated="7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2"/>
          <table:table-cell table:formula="of:=SUM([.D13:.W1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teratur</text:p>
          </table:table-cell>
          <table:table-cell table:content-validation-name="val1"/>
          <table:table-cell table:content-validation-name="val2" table:number-columns-repeated="10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4"/>
          <table:table-cell table:content-validation-name="val2" office:value-type="float" office:value="3" calcext:value-type="float">
            <text:p>3</text:p>
          </table:table-cell>
          <table:table-cell table:content-validation-name="val2" table:number-columns-repeated="4"/>
          <table:table-cell table:formula="of:=SUM([.D14:.W1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griff</text:p>
          </table:table-cell>
          <table:table-cell table:content-validation-name="val1"/>
          <table:table-cell table:content-validation-name="val2" table:number-columns-repeated="12"/>
          <table:table-cell table:content-validation-name="val2" office:value-type="float" office:value="3" calcext:value-type="float">
            <text:p>3</text:p>
          </table:table-cell>
          <table:table-cell table:content-validation-name="val2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5"/>
          <table:table-cell table:formula="of:=SUM([.D15:.W1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ranstaltung</text:p>
          </table:table-cell>
          <table:table-cell table:content-validation-name="val1"/>
          <table:table-cell table:content-validation-name="val2" table:number-columns-repeated="11"/>
          <table:table-cell table:content-validation-name="val2" office:value-type="float" office:value="3" calcext:value-type="float">
            <text:p>3</text:p>
          </table:table-cell>
          <table:table-cell table:content-validation-name="val2" table:number-columns-repeated="5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2"/>
          <table:table-cell table:formula="of:=SUM([.D16:.W1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rlaub</text:p>
          </table:table-cell>
          <table:table-cell table:content-validation-name="val1"/>
          <table:table-cell table:content-validation-name="val2" table:number-columns-repeated="17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2"/>
          <table:table-cell table:formula="of:=SUM([.D17:.W1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chule</text:p>
          </table:table-cell>
          <table:table-cell table:content-validation-name="val1"/>
          <table:table-cell table:content-validation-name="val2" table:number-columns-repeated="9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0"/>
          <table:table-cell table:formula="of:=SUM([.D18:.W18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chnik</text:p>
          </table:table-cell>
          <table:table-cell table:content-validation-name="val1"/>
          <table:table-cell table:content-validation-name="val2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8"/>
          <table:table-cell table:formula="of:=SUM([.D19:.W1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content-validation-name="val1" office:value-type="float" office:value="1" calcext:value-type="float">
            <text:p>1</text:p>
          </table:table-cell>
          <table:table-cell table:content-validation-name="val2" table:number-columns-repeated="20"/>
          <table:table-cell table:formula="of:=SUM([.D20:.W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austiere</text:p>
          </table:table-cell>
          <table:table-cell table:content-validation-name="val1"/>
          <table:table-cell table:content-validation-name="val2" table:number-columns-repeated="17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2"/>
          <table:table-cell table:formula="of:=SUM([.D21:.W2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ergangenheit</text:p>
          </table:table-cell>
          <table:table-cell table:content-validation-name="val1"/>
          <table:table-cell table:content-validation-name="val2" table:number-columns-repeated="3"/>
          <table:table-cell table:content-validation-name="val2" office:value-type="float" office:value="3" calcext:value-type="float">
            <text:p>3</text:p>
          </table:table-cell>
          <table:table-cell table:content-validation-name="val2" table:number-columns-repeated="5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10"/>
          <table:table-cell table:formula="of:=SUM([.D22:.W2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eschlechter</text:p>
          </table:table-cell>
          <table:table-cell table:content-validation-name="val1"/>
          <table:table-cell table:content-validation-name="val2" table:number-columns-repeated="8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1"/>
          <table:table-cell table:formula="of:=SUM([.D23:.W2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ereinsorganisation</text:p>
          </table:table-cell>
          <table:table-cell table:content-validation-name="val1"/>
          <table:table-cell table:content-validation-name="val2" table:number-columns-repeated="11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8"/>
          <table:table-cell table:formula="of:=SUM([.D24:.W2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nternehmen</text:p>
          </table:table-cell>
          <table:table-cell table:content-validation-name="val1"/>
          <table:table-cell table:content-validation-name="val2" table:number-columns-repeated="10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9"/>
          <table:table-cell table:formula="of:=SUM([.D25:.W2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nd</text:p>
          </table:table-cell>
          <table:table-cell table:content-validation-name="val1"/>
          <table:table-cell table:content-validation-name="val2" table:number-columns-repeated="15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4"/>
          <table:table-cell table:formula="of:=SUM([.D26:.W2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de</text:p>
          </table:table-cell>
          <table:table-cell table:content-validation-name="val1"/>
          <table:table-cell table:content-validation-name="val2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8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4"/>
          <table:table-cell table:content-validation-name="val2" office:value-type="float" office:value="1" calcext:value-type="float">
            <text:p>1</text:p>
          </table:table-cell>
          <table:table-cell table:content-validation-name="val2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2"/>
          <table:table-cell table:formula="of:=SUM([.D27:.W2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ericht, Bewerbung</text:p>
          </table:table-cell>
          <table:table-cell table:content-validation-name="val1"/>
          <table:table-cell table:content-validation-name="val2" table:number-columns-repeated="6"/>
          <table:table-cell table:content-validation-name="val2" office:value-type="float" office:value="2" calcext:value-type="float">
            <text:p>2</text:p>
          </table:table-cell>
          <table:table-cell table:content-validation-name="val2" table:number-columns-repeated="2"/>
          <table:table-cell table:content-validation-name="val2" office:value-type="float" office:value="2" calcext:value-type="float">
            <text:p>2</text:p>
          </table:table-cell>
          <table:table-cell table:content-validation-name="val2" table:number-columns-repeated="10"/>
          <table:table-cell table:formula="of:=SUM([.D28:.W28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Ökostrom</text:p>
          </table:table-cell>
          <table:table-cell table:content-validation-name="val1"/>
          <table:table-cell table:content-validation-name="val2" table:number-columns-repeated="8"/>
          <table:table-cell table:content-validation-name="val2" office:value-type="float" office:value="2" calcext:value-type="float">
            <text:p>2</text:p>
          </table:table-cell>
          <table:table-cell table:content-validation-name="val2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2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6"/>
          <table:table-cell table:formula="of:=SUM([.D29:.W2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content-validation-name="val1" office:value-type="float" office:value="1" calcext:value-type="float">
            <text:p>1</text:p>
          </table:table-cell>
          <table:table-cell table:content-validation-name="val2" table:number-columns-repeated="20"/>
          <table:table-cell table:formula="of:=SUM([.D30:.W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ebensbewältigung</text:p>
          </table:table-cell>
          <table:table-cell table:content-validation-name="val1"/>
          <table:table-cell table:content-validation-name="val2" table:number-columns-repeated="4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5"/>
          <table:table-cell table:formula="of:=SUM([.D31:.W3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rkehrsmittel</text:p>
          </table:table-cell>
          <table:table-cell table:content-validation-name="val1"/>
          <table:table-cell table:content-validation-name="val2"/>
          <table:table-cell table:content-validation-name="val2" office:value-type="float" office:value="2" calcext:value-type="float">
            <text:p>2</text:p>
          </table:table-cell>
          <table:table-cell table:content-validation-name="val2" table:number-columns-repeated="7"/>
          <table:table-cell table:content-validation-name="val2" office:value-type="float" office:value="2" calcext:value-type="float">
            <text:p>2</text:p>
          </table:table-cell>
          <table:table-cell table:content-validation-name="val2" table:number-columns-repeated="10"/>
          <table:table-cell table:formula="of:=SUM([.D32:.W3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olitik</text:p>
          </table:table-cell>
          <table:table-cell table:content-validation-name="val1"/>
          <table:table-cell table:content-validation-name="val2" table:number-columns-repeated="7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2"/>
          <table:table-cell table:formula="of:=SUM([.D33:.W3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nfall</text:p>
          </table:table-cell>
          <table:table-cell table:content-validation-name="val1"/>
          <table:table-cell table:content-validation-name="val2" table:number-columns-repeated="12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7"/>
          <table:table-cell table:formula="of:=SUM([.D34:.W3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content-validation-name="val1" office:value-type="float" office:value="1" calcext:value-type="float">
            <text:p>1</text:p>
          </table:table-cell>
          <table:table-cell table:content-validation-name="val2" table:number-columns-repeated="20"/>
          <table:table-cell table:formula="of:=SUM([.D35:.W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niversitätskarriere</text:p>
          </table:table-cell>
          <table:table-cell table:content-validation-name="val1"/>
          <table:table-cell table:content-validation-name="val2" table:number-columns-repeated="9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0"/>
          <table:table-cell table:formula="of:=SUM([.D36:.W3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echt</text:p>
          </table:table-cell>
          <table:table-cell table:content-validation-name="val1"/>
          <table:table-cell table:content-validation-name="val2" table:number-columns-repeated="6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3"/>
          <table:table-cell table:formula="of:=SUM([.D37:.W3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ohnung</text:p>
          </table:table-cell>
          <table:table-cell table:content-validation-name="val1"/>
          <table:table-cell table:content-validation-name="val2" table:number-columns-repeated="9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7"/>
          <table:table-cell table:content-validation-name="val2" office:value-type="float" office:value="3" calcext:value-type="float">
            <text:p>3</text:p>
          </table:table-cell>
          <table:table-cell table:content-validation-name="val2" table:number-columns-repeated="2"/>
          <table:table-cell table:formula="of:=SUM([.D38:.W38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adioanschluss</text:p>
          </table:table-cell>
          <table:table-cell table:content-validation-name="val1"/>
          <table:table-cell table:content-validation-name="val2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8"/>
          <table:table-cell table:formula="of:=SUM([.D39:.W3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content-validation-name="val1" office:value-type="float" office:value="1" calcext:value-type="float">
            <text:p>1</text:p>
          </table:table-cell>
          <table:table-cell table:content-validation-name="val2" table:number-columns-repeated="20"/>
          <table:table-cell table:formula="of:=SUM([.D40:.W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nfrastruktur</text:p>
          </table:table-cell>
          <table:table-cell table:content-validation-name="val1"/>
          <table:table-cell table:content-validation-name="val2" table:number-columns-repeated="9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0"/>
          <table:table-cell table:formula="of:=SUM([.D41:.W4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content-validation-name="val1" office:value-type="float" office:value="1" calcext:value-type="float">
            <text:p>1</text:p>
          </table:table-cell>
          <table:table-cell table:content-validation-name="val2" table:number-columns-repeated="20"/>
          <table:table-cell table:formula="of:=SUM([.D42:.W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erichtsprozess</text:p>
          </table:table-cell>
          <table:table-cell table:content-validation-name="val1"/>
          <table:table-cell table:content-validation-name="val2" table:number-columns-repeated="6"/>
          <table:table-cell table:content-validation-name="val2" office:value-type="float" office:value="3" calcext:value-type="float">
            <text:p>3</text:p>
          </table:table-cell>
          <table:table-cell table:content-validation-name="val2" table:number-columns-repeated="5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7"/>
          <table:table-cell table:formula="of:=SUM([.D43:.W4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content-validation-name="val1" office:value-type="float" office:value="1" calcext:value-type="float">
            <text:p>1</text:p>
          </table:table-cell>
          <table:table-cell table:content-validation-name="val2" table:number-columns-repeated="20"/>
          <table:table-cell table:formula="of:=SUM([.D44:.W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issenschaft</text:p>
          </table:table-cell>
          <table:table-cell table:content-validation-name="val1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9"/>
          <table:table-cell table:formula="of:=SUM([.D45:.W4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content-validation-name="val1" office:value-type="float" office:value="1" calcext:value-type="float">
            <text:p>1</text:p>
          </table:table-cell>
          <table:table-cell table:content-validation-name="val2" table:number-columns-repeated="20"/>
          <table:table-cell table:formula="of:=SUM([.D46:.W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content-validation-name="val1" office:value-type="float" office:value="1" calcext:value-type="float">
            <text:p>1</text:p>
          </table:table-cell>
          <table:table-cell table:content-validation-name="val2" table:number-columns-repeated="20"/>
          <table:table-cell table:formula="of:=SUM([.D47:.W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lefonat</text:p>
          </table:table-cell>
          <table:table-cell table:content-validation-name="val1"/>
          <table:table-cell table:content-validation-name="val2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15"/>
          <table:table-cell table:content-validation-name="val2" office:value-type="float" office:value="3" calcext:value-type="float">
            <text:p>3</text:p>
          </table:table-cell>
          <table:table-cell table:content-validation-name="val2" table:number-columns-repeated="2"/>
          <table:table-cell table:formula="of:=SUM([.D48:.W48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ersandbestellung</text:p>
          </table:table-cell>
          <table:table-cell table:content-validation-name="val1"/>
          <table:table-cell table:content-validation-name="val2" table:number-columns-repeated="10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9"/>
          <table:table-cell table:formula="of:=SUM([.D49:.W4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irtschaft</text:p>
          </table:table-cell>
          <table:table-cell table:content-validation-name="val1"/>
          <table:table-cell table:content-validation-name="val2" table:number-columns-repeated="10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9"/>
          <table:table-cell table:formula="of:=SUM([.D50:.W5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ichtathletik</text:p>
          </table:table-cell>
          <table:table-cell table:content-validation-name="val1"/>
          <table:table-cell table:content-validation-name="val2" table:number-columns-repeated="14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5"/>
          <table:table-cell table:formula="of:=SUM([.D51:.W5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ensch</text:p>
          </table:table-cell>
          <table:table-cell table:content-validation-name="val1"/>
          <table:table-cell table:content-validation-name="val2" table:number-columns-repeated="4"/>
          <table:table-cell table:content-validation-name="val2" office:value-type="float" office:value="3" calcext:value-type="float">
            <text:p>3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14"/>
          <table:table-cell table:formula="of:=SUM([.D52:.W5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asser</text:p>
          </table:table-cell>
          <table:table-cell table:content-validation-name="val1"/>
          <table:table-cell table:content-validation-name="val2" table:number-columns-repeated="13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6"/>
          <table:table-cell table:formula="of:=SUM([.D53:.W5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eschichte</text:p>
          </table:table-cell>
          <table:table-cell table:content-validation-name="val1"/>
          <table:table-cell table:content-validation-name="val2" table:number-columns-repeated="15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3"/>
          <table:table-cell table:content-validation-name="val2" office:value-type="float" office:value="3" calcext:value-type="float">
            <text:p>3</text:p>
          </table:table-cell>
          <table:table-cell table:formula="of:=SUM([.D54:.W5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ersicherungen</text:p>
          </table:table-cell>
          <table:table-cell table:content-validation-name="val1"/>
          <table:table-cell table:content-validation-name="val2" table:number-columns-repeated="6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3"/>
          <table:table-cell table:formula="of:=SUM([.D55:.W5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aatsform</text:p>
          </table:table-cell>
          <table:table-cell table:content-validation-name="val1"/>
          <table:table-cell table:content-validation-name="val2" table:number-columns-repeated="7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2"/>
          <table:table-cell table:formula="of:=SUM([.D56:.W5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esetz</text:p>
          </table:table-cell>
          <table:table-cell table:content-validation-name="val1"/>
          <table:table-cell table:content-validation-name="val2" table:number-columns-repeated="6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3"/>
          <table:table-cell table:formula="of:=SUM([.D57:.W5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astronomie</text:p>
          </table:table-cell>
          <table:table-cell table:content-validation-name="val1"/>
          <table:table-cell table:content-validation-name="val2" table:number-columns-repeated="17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2"/>
          <table:table-cell table:formula="of:=SUM([.D58:.W58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rteien</text:p>
          </table:table-cell>
          <table:table-cell table:content-validation-name="val1"/>
          <table:table-cell table:content-validation-name="val2" table:number-columns-repeated="7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2"/>
          <table:table-cell table:formula="of:=SUM([.D59:.W5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estbericht</text:p>
          </table:table-cell>
          <table:table-cell table:content-validation-name="val1"/>
          <table:table-cell table:content-validation-name="val2"/>
          <table:table-cell table:content-validation-name="val2" office:value-type="float" office:value="3" calcext:value-type="float">
            <text:p>3</text:p>
          </table:table-cell>
          <table:table-cell table:content-validation-name="val2" table:number-columns-repeated="8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9"/>
          <table:table-cell table:formula="of:=SUM([.D60:.W6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prache</text:p>
          </table:table-cell>
          <table:table-cell table:content-validation-name="val1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9"/>
          <table:table-cell table:formula="of:=SUM([.D61:.W6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omputer</text:p>
          </table:table-cell>
          <table:table-cell table:content-validation-name="val1"/>
          <table:table-cell table:content-validation-name="val2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8"/>
          <table:table-cell table:formula="of:=SUM([.D62:.W6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burtstag</text:p>
          </table:table-cell>
          <table:table-cell table:content-validation-name="val1"/>
          <table:table-cell table:content-validation-name="val2" table:number-columns-repeated="17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2"/>
          <table:table-cell table:formula="of:=SUM([.D63:.W6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logeintrag</text:p>
          </table:table-cell>
          <table:table-cell table:content-validation-name="val1"/>
          <table:table-cell table:content-validation-name="val2"/>
          <table:table-cell table:content-validation-name="val2" office:value-type="float" office:value="3" calcext:value-type="float">
            <text:p>3</text:p>
          </table:table-cell>
          <table:table-cell table:content-validation-name="val2" table:number-columns-repeated="15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2"/>
          <table:table-cell table:formula="of:=SUM([.D64:.W6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esundheit</text:p>
          </table:table-cell>
          <table:table-cell table:content-validation-name="val1"/>
          <table:table-cell table:content-validation-name="val2" table:number-columns-repeated="2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7"/>
          <table:table-cell table:formula="of:=SUM([.D65:.W6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content-validation-name="val1" office:value-type="float" office:value="1" calcext:value-type="float">
            <text:p>1</text:p>
          </table:table-cell>
          <table:table-cell table:content-validation-name="val2" table:number-columns-repeated="20"/>
          <table:table-cell table:formula="of:=SUM([.D66:.W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ilm</text:p>
          </table:table-cell>
          <table:table-cell table:content-validation-name="val1"/>
          <table:table-cell table:content-validation-name="val2" table:number-columns-repeated="15"/>
          <table:table-cell table:content-validation-name="val2" office:value-type="float" office:value="3" calcext:value-type="float">
            <text:p>3</text:p>
          </table:table-cell>
          <table:table-cell table:content-validation-name="val2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2"/>
          <table:table-cell table:formula="of:=SUM([.D67:.W6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egionalpolitik</text:p>
          </table:table-cell>
          <table:table-cell table:content-validation-name="val1"/>
          <table:table-cell table:content-validation-name="val2" table:number-columns-repeated="7"/>
          <table:table-cell table:content-validation-name="val2" office:value-type="float" office:value="2" calcext:value-type="float">
            <text:p>2</text:p>
          </table:table-cell>
          <table:table-cell table:content-validation-name="val2"/>
          <table:table-cell table:content-validation-name="val2" office:value-type="float" office:value="2" calcext:value-type="float">
            <text:p>2</text:p>
          </table:table-cell>
          <table:table-cell table:content-validation-name="val2" table:number-columns-repeated="10"/>
          <table:table-cell table:formula="of:=SUM([.D68:.W68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ohltätigkeit</text:p>
          </table:table-cell>
          <table:table-cell table:content-validation-name="val1"/>
          <table:table-cell table:content-validation-name="val2" table:number-columns-repeated="2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5"/>
          <table:table-cell table:content-validation-name="val2" office:value-type="float" office:value="2" calcext:value-type="float">
            <text:p>2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10"/>
          <table:table-cell table:formula="of:=SUM([.D69:.W6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?</text:p>
          </table:table-cell>
          <table:table-cell table:content-validation-name="val1"/>
          <table:table-cell table:content-validation-name="val2" table:number-columns-repeated="7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2"/>
          <table:table-cell table:formula="of:=SUM([.D70:.W7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rbeitswelt</text:p>
          </table:table-cell>
          <table:table-cell table:content-validation-name="val1"/>
          <table:table-cell table:content-validation-name="val2" table:number-columns-repeated="9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0"/>
          <table:table-cell table:formula="of:=SUM([.D71:.W7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Uhr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2" table:number-columns-repeated="20"/>
          <table:table-cell table:formula="of:=SUM([.D72:.W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laneteneigenschaften</text:p>
          </table:table-cell>
          <table:table-cell table:content-validation-name="val1"/>
          <table:table-cell table:content-validation-name="val2" office:value-type="float" office:value="2" calcext:value-type="float">
            <text:p>2</text:p>
          </table:table-cell>
          <table:table-cell table:content-validation-name="val2" table:number-columns-repeated="12"/>
          <table:table-cell table:content-validation-name="val2" office:value-type="float" office:value="2" calcext:value-type="float">
            <text:p>2</text:p>
          </table:table-cell>
          <table:table-cell table:content-validation-name="val2" table:number-columns-repeated="6"/>
          <table:table-cell table:formula="of:=SUM([.D73:.W7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nternet</text:p>
          </table:table-cell>
          <table:table-cell table:content-validation-name="val1"/>
          <table:table-cell table:content-validation-name="val2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8"/>
          <table:table-cell table:formula="of:=SUM([.D74:.W7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eminaraufbau</text:p>
          </table:table-cell>
          <table:table-cell table:content-validation-name="val1"/>
          <table:table-cell table:content-validation-name="val2" table:number-columns-repeated="9"/>
          <table:table-cell table:content-validation-name="val2" office:value-type="float" office:value="3" calcext:value-type="float">
            <text:p>3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9"/>
          <table:table-cell table:formula="of:=SUM([.D75:.W7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amilie</text:p>
          </table:table-cell>
          <table:table-cell table:content-validation-name="val1"/>
          <table:table-cell table:content-validation-name="val2" table:number-columns-repeated="17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2"/>
          <table:table-cell table:formula="of:=SUM([.D76:.W7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piel</text:p>
          </table:table-cell>
          <table:table-cell table:content-validation-name="val1"/>
          <table:table-cell table:content-validation-name="val2" table:number-columns-repeated="17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2"/>
          <table:table-cell table:formula="of:=SUM([.D77:.W7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auschmittelkonsum, Gesundheit</text:p>
          </table:table-cell>
          <table:table-cell table:content-validation-name="val1"/>
          <table:table-cell table:content-validation-name="val2" table:number-columns-repeated="2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7"/>
          <table:table-cell table:formula="of:=SUM([.D78:.W78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nformationsseite</text:p>
          </table:table-cell>
          <table:table-cell table:content-validation-name="val1"/>
          <table:table-cell table:content-validation-name="val2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3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3"/>
          <table:table-cell table:content-validation-name="val2" office:value-type="float" office:value="2" calcext:value-type="float">
            <text:p>2</text:p>
          </table:table-cell>
          <table:table-cell table:content-validation-name="val2" table:number-columns-repeated="10"/>
          <table:table-cell table:formula="of:=SUM([.D79:.W7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erechnungen</text:p>
          </table:table-cell>
          <table:table-cell table:content-validation-name="val1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9"/>
          <table:table-cell table:formula="of:=SUM([.D80:.W8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eligionsverbrechen</text:p>
          </table:table-cell>
          <table:table-cell table:content-validation-name="val1"/>
          <table:table-cell table:content-validation-name="val2" table:number-columns-repeated="5"/>
          <table:table-cell table:content-validation-name="val2" office:value-type="float" office:value="1" calcext:value-type="float">
            <text:p>1</text:p>
          </table:table-cell>
          <table:table-cell table:content-validation-name="val2"/>
          <table:table-cell table:content-validation-name="val2" office:value-type="float" office:value="2" calcext:value-type="float">
            <text:p>2</text:p>
          </table:table-cell>
          <table:table-cell table:content-validation-name="val2" table:number-columns-repeated="4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7"/>
          <table:table-cell table:formula="of:=SUM([.D81:.W8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flanzenfarben</text:p>
          </table:table-cell>
          <table:table-cell table:content-validation-name="val1"/>
          <table:table-cell table:content-validation-name="val2" table:number-columns-repeated="13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6"/>
          <table:table-cell table:formula="of:=SUM([.D82:.W8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logforum</text:p>
          </table:table-cell>
          <table:table-cell table:content-validation-name="val1"/>
          <table:table-cell table:content-validation-name="val2"/>
          <table:table-cell table:content-validation-name="val2" office:value-type="float" office:value="3" calcext:value-type="float">
            <text:p>3</text:p>
          </table:table-cell>
          <table:table-cell table:content-validation-name="val2" table:number-columns-repeated="15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2"/>
          <table:table-cell table:formula="of:=SUM([.D83:.W8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Kunst, Kultur</text:p>
          </table:table-cell>
          <table:table-cell table:content-validation-name="val1"/>
          <table:table-cell table:content-validation-name="val2" table:number-columns-repeated="15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4"/>
          <table:table-cell table:formula="of:=SUM([.D84:.W8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Kirche</text:p>
          </table:table-cell>
          <table:table-cell table:content-validation-name="val1"/>
          <table:table-cell table:content-validation-name="val2" table:number-columns-repeated="5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4"/>
          <table:table-cell table:formula="of:=SUM([.D85:.W8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nternationale Zusammenarbeit</text:p>
          </table:table-cell>
          <table:table-cell table:content-validation-name="val1"/>
          <table:table-cell table:content-validation-name="val2" table:number-columns-repeated="7"/>
          <table:table-cell table:content-validation-name="val2" office:value-type="float" office:value="1" calcext:value-type="float">
            <text:p>1</text:p>
          </table:table-cell>
          <table:table-cell table:content-validation-name="val2"/>
          <table:table-cell table:content-validation-name="val2" office:value-type="float" office:value="2" calcext:value-type="float">
            <text:p>2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9"/>
          <table:table-cell table:formula="of:=SUM([.D86:.W8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mputersystem</text:p>
          </table:table-cell>
          <table:table-cell table:content-validation-name="val1"/>
          <table:table-cell table:content-validation-name="val2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8"/>
          <table:table-cell table:formula="of:=SUM([.D87:.W8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rankenbehandlung</text:p>
          </table:table-cell>
          <table:table-cell table:content-validation-name="val1"/>
          <table:table-cell table:content-validation-name="val2" table:number-columns-repeated="2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7"/>
          <table:table-cell table:formula="of:=SUM([.D88:.W88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uch</text:p>
          </table:table-cell>
          <table:table-cell table:content-validation-name="val1"/>
          <table:table-cell table:content-validation-name="val2" table:number-columns-repeated="15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4"/>
          <table:table-cell table:formula="of:=SUM([.D89:.W8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erichtsprozess</text:p>
          </table:table-cell>
          <table:table-cell table:content-validation-name="val1"/>
          <table:table-cell table:content-validation-name="val2" table:number-columns-repeated="6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3"/>
          <table:table-cell table:formula="of:=SUM([.D90:.W9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ilitär, Welt</text:p>
          </table:table-cell>
          <table:table-cell table:content-validation-name="val1"/>
          <table:table-cell table:content-validation-name="val2" table:number-columns-repeated="7"/>
          <table:table-cell table:content-validation-name="val2" office:value-type="float" office:value="1" calcext:value-type="float">
            <text:p>1</text:p>
          </table:table-cell>
          <table:table-cell table:content-validation-name="val2"/>
          <table:table-cell table:content-validation-name="val2" office:value-type="float" office:value="3" calcext:value-type="float">
            <text:p>3</text:p>
          </table:table-cell>
          <table:table-cell table:content-validation-name="val2" table:number-columns-repeated="10"/>
          <table:table-cell table:formula="of:=SUM([.D91:.W9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eligion </text:p>
          </table:table-cell>
          <table:table-cell table:content-validation-name="val1"/>
          <table:table-cell table:content-validation-name="val2" table:number-columns-repeated="5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4"/>
          <table:table-cell table:formula="of:=SUM([.D92:.W9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andwirtschaft</text:p>
          </table:table-cell>
          <table:table-cell table:content-validation-name="val1"/>
          <table:table-cell table:content-validation-name="val2" office:value-type="float" office:value="2" calcext:value-type="float">
            <text:p>2</text:p>
          </table:table-cell>
          <table:table-cell table:content-validation-name="val2" table:number-columns-repeated="12"/>
          <table:table-cell table:content-validation-name="val2" office:value-type="float" office:value="2" calcext:value-type="float">
            <text:p>2</text:p>
          </table:table-cell>
          <table:table-cell table:content-validation-name="val2" table:number-columns-repeated="6"/>
          <table:table-cell table:formula="of:=SUM([.D93:.W9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content-validation-name="val1" office:value-type="float" office:value="1" calcext:value-type="float">
            <text:p>1</text:p>
          </table:table-cell>
          <table:table-cell table:content-validation-name="val2" table:number-columns-repeated="20"/>
          <table:table-cell table:formula="of:=SUM([.D94:.W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olz</text:p>
          </table:table-cell>
          <table:table-cell table:content-validation-name="val1"/>
          <table:table-cell table:content-validation-name="val2" table:number-columns-repeated="13"/>
          <table:table-cell table:content-validation-name="val2" office:value-type="float" office:value="2" calcext:value-type="float">
            <text:p>2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2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2"/>
          <table:table-cell table:formula="of:=SUM([.D95:.W9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örperliche Beschwerden</text:p>
          </table:table-cell>
          <table:table-cell table:content-validation-name="val1"/>
          <table:table-cell table:content-validation-name="val2" table:number-columns-repeated="2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17"/>
          <table:table-cell table:formula="of:=SUM([.D96:.W9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Unternehmen</text:p>
          </table:table-cell>
          <table:table-cell table:content-validation-name="val1"/>
          <table:table-cell table:content-validation-name="val2" table:number-columns-repeated="10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9"/>
          <table:table-cell table:formula="of:=SUM([.D97:.W9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eerregionen</text:p>
          </table:table-cell>
          <table:table-cell table:content-validation-name="val1"/>
          <table:table-cell table:content-validation-name="val2" table:number-columns-repeated="13"/>
          <table:table-cell table:content-validation-name="val2" office:value-type="float" office:value="3" calcext:value-type="float">
            <text:p>3</text:p>
          </table:table-cell>
          <table:table-cell table:content-validation-name="val2" table:number-columns-repeated="3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2"/>
          <table:table-cell table:formula="of:=SUM([.D98:.W98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osten</text:p>
          </table:table-cell>
          <table:table-cell table:content-validation-name="val1"/>
          <table:table-cell table:content-validation-name="val2" table:number-columns-repeated="6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3"/>
          <table:table-cell table:content-validation-name="val2" office:value-type="float" office:value="3" calcext:value-type="float">
            <text:p>3</text:p>
          </table:table-cell>
          <table:table-cell table:content-validation-name="val2" table:number-columns-repeated="9"/>
          <table:table-cell table:formula="of:=SUM([.D99:.W9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adausflug</text:p>
          </table:table-cell>
          <table:table-cell table:content-validation-name="val1"/>
          <table:table-cell table:content-validation-name="val2" table:number-columns-repeated="14"/>
          <table:table-cell table:content-validation-name="val2" office:value-type="float" office:value="1" calcext:value-type="float">
            <text:p>1</text:p>
          </table:table-cell>
          <table:table-cell table:content-validation-name="val2" table:number-columns-repeated="2"/>
          <table:table-cell table:content-validation-name="val2" office:value-type="float" office:value="3" calcext:value-type="float">
            <text:p>3</text:p>
          </table:table-cell>
          <table:table-cell table:content-validation-name="val2" table:number-columns-repeated="2"/>
          <table:table-cell table:formula="of:=SUM([.D100:.W10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allsport</text:p>
          </table:table-cell>
          <table:table-cell table:content-validation-name="val1"/>
          <table:table-cell table:content-validation-name="val2" table:number-columns-repeated="14"/>
          <table:table-cell table:content-validation-name="val2" office:value-type="float" office:value="4" calcext:value-type="float">
            <text:p>4</text:p>
          </table:table-cell>
          <table:table-cell table:content-validation-name="val2" table:number-columns-repeated="5"/>
          <table:table-cell table:formula="of:=SUM([.D101:.W101])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02:.W10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03:.W10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04:.W10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05:.W10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06:.W10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07:.W10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08:.W10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09:.W10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10:.W1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11:.W11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12:.W11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13:.W1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14:.W11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15:.W1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16:.W11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17:.W11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18:.W1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19:.W1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20:.W1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21:.W1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22:.W1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23:.W1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24:.W1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25:.W1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26:.W1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27:.W1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28:.W1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29:.W12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30:.W13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31:.W13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32:.W13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33:.W13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34:.W13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35:.W13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36:.W13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37:.W13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38:.W13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39:.W13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40:.W14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41:.W14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42:.W14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43:.W14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44:.W14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45:.W14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46:.W14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47:.W14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48:.W14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49:.W14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50:.W15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51:.W15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52:.W15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53:.W15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54:.W15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55:.W15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56:.W15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57:.W15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58:.W15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59:.W15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60:.W16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61:.W16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62:.W16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63:.W16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64:.W16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65:.W16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66:.W16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67:.W16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68:.W16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69:.W16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70:.W17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71:.W17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72:.W17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73:.W17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74:.W17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75:.W1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76:.W17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77:.W17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78:.W17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79:.W1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80:.W18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81:.W18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82:.W18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83:.W18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84:.W18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85:.W18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86:.W18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87:.W18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88:.W18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89:.W18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90:.W19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91:.W19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92:.W19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93:.W19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94:.W19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95:.W19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96:.W19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97:.W19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98:.W19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99:.W19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00:.W20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01:.W20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02:.W20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03:.W20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04:.W20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05:.W20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06:.W20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07:.W20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08:.W20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09:.W20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10:.W2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11:.W21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12:.W21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13:.W2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14:.W21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15:.W2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16:.W21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17:.W21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18:.W2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19:.W2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20:.W2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21:.W2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22:.W2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23:.W2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24:.W2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25:.W2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26:.W2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27:.W2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28:.W2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29:.W22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30:.W23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31:.W23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32:.W23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33:.W23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34:.W23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35:.W23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36:.W23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37:.W23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38:.W23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39:.W23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40:.W24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41:.W24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42:.W24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43:.W24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44:.W24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45:.W24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46:.W24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47:.W24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48:.W24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49:.W24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50:.W25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51:.W25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52:.W25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53:.W25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54:.W25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55:.W25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56:.W25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57:.W25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58:.W25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59:.W25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60:.W26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61:.W26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62:.W26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63:.W26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64:.W26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65:.W26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66:.W26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67:.W26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68:.W26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69:.W26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70:.W27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71:.W27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72:.W27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73:.W27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74:.W27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75:.W2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76:.W27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77:.W27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78:.W27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79:.W2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80:.W28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81:.W28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82:.W28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83:.W28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84:.W28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85:.W28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86:.W28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87:.W28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88:.W28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89:.W28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90:.W29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91:.W29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92:.W29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93:.W29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94:.W29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95:.W29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96:.W29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97:.W29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98:.W29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99:.W29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00:.W30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01:.W30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02:.W30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03:.W30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04:.W30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05:.W30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06:.W30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07:.W30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08:.W30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09:.W30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10:.W3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11:.W31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12:.W31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13:.W3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14:.W31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15:.W3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16:.W31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17:.W31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18:.W3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19:.W3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20:.W3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21:.W3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22:.W3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23:.W3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24:.W3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25:.W3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26:.W3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27:.W3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28:.W3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29:.W32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30:.W33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31:.W33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32:.W33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33:.W33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34:.W33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35:.W33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36:.W33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37:.W33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38:.W33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39:.W33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40:.W34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41:.W34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42:.W34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43:.W34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44:.W34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45:.W34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46:.W34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47:.W34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48:.W34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49:.W34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50:.W35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51:.W35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52:.W35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53:.W35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54:.W35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55:.W35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56:.W35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57:.W35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58:.W35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59:.W35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60:.W36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61:.W36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62:.W36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63:.W36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64:.W36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65:.W36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66:.W36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67:.W36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68:.W36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69:.W36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70:.W37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71:.W37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72:.W37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73:.W37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74:.W37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75:.W3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76:.W37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77:.W37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78:.W37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79:.W3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80:.W38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81:.W38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82:.W38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83:.W38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84:.W38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85:.W38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86:.W38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87:.W38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88:.W38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89:.W38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90:.W39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91:.W39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92:.W39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93:.W39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94:.W39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95:.W39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96:.W39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97:.W39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98:.W39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99:.W39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00:.W40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01:.W40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02:.W40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03:.W40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04:.W40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05:.W40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06:.W40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07:.W40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08:.W40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09:.W40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10:.W4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11:.W41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12:.W41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13:.W4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14:.W41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15:.W4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16:.W41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17:.W41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18:.W4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19:.W4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20:.W4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21:.W4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22:.W4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23:.W4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24:.W4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25:.W4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26:.W4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27:.W4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28:.W4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29:.W42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30:.W43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31:.W43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32:.W43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33:.W43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34:.W43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35:.W43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36:.W43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37:.W43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38:.W43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39:.W43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40:.W44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41:.W44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42:.W44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43:.W44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44:.W44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45:.W44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46:.W44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47:.W44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48:.W44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49:.W44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50:.W45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51:.W45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52:.W45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53:.W45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54:.W45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55:.W45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56:.W45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57:.W45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58:.W45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59:.W45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60:.W46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61:.W46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62:.W46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63:.W46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64:.W46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65:.W46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66:.W46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67:.W46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68:.W46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69:.W46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70:.W47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71:.W47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72:.W47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73:.W47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74:.W47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75:.W4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76:.W47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77:.W47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78:.W47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79:.W4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80:.W48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81:.W48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82:.W48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83:.W48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84:.W48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85:.W48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86:.W48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87:.W48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88:.W48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89:.W48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90:.W49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91:.W49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92:.W49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93:.W49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94:.W49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95:.W49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96:.W49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97:.W49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98:.W49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99:.W49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500:.W500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501:.W501])" office:value-type="float" office:value="0" calcext:value-type="float">
            <text:p>0</text:p>
          </table:table-cell>
          <table:table-cell/>
        </table:table-row>
        <table:table-row table:style-name="ro1" table:number-rows-repeated="500">
          <table:table-cell table:number-columns-repeated="2"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 table:number-rows-repeated="1047574">
          <table:table-cell table:number-columns-repeated="2"/>
          <table:table-cell table:content-validation-name="val1"/>
          <table:table-cell table:number-columns-repeated="22"/>
        </table:table-row>
        <table:table-row table:style-name="ro1">
          <table:table-cell table:number-columns-repeated="2"/>
          <table:table-cell table:content-validation-name="val1"/>
          <table:table-cell table:number-columns-repeated="22"/>
        </table:table-row>
      </table:table>
      <table:table table:name="500topics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pic</text:p>
          </table:table-cell>
          <table:table-cell table:style-name="ce1" office:value-type="string" calcext:value-type="string">
            <text:p>Keyword</text:p>
          </table:table-cell>
          <table:table-cell table:style-name="ce2" table:content-validation-name="val1" office:value-type="string" calcext:value-type="string">
            <text:p>Diffuse</text:p>
          </table:table-cell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Medicine</text:p>
          </table:table-cell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Philosophy</text:p>
          </table:table-cell>
          <table:table-cell table:style-name="ce1" office:value-type="string" calcext:value-type="string">
            <text:p>Beliefs</text:p>
          </table:table-cell>
          <table:table-cell table:style-name="ce1" office:value-type="string" calcext:value-type="string">
            <text:p>Law</text:p>
          </table:table-cell>
          <table:table-cell table:style-name="ce1" office:value-type="string" calcext:value-type="string">
            <text:p>Politics</text:p>
          </table:table-cell>
          <table:table-cell table:style-name="ce1" office:value-type="string" calcext:value-type="string">
            <text:p>Society</text:p>
          </table:table-cell>
          <table:table-cell table:style-name="ce1" office:value-type="string" calcext:value-type="string">
            <text:p>Infrastructure</text:p>
          </table:table-cell>
          <table:table-cell table:style-name="ce1" office:value-type="string" calcext:value-type="string">
            <text:p>Business</text:p>
          </table:table-cell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Incident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Sports</text:p>
          </table:table-cell>
          <table:table-cell table:style-name="ce1" office:value-type="string" calcext:value-type="string">
            <text:p>Arts</text:p>
          </table:table-cell>
          <table:table-cell table:style-name="ce1" office:value-type="string" calcext:value-type="string">
            <text:p>Eintertainment</text:p>
          </table:table-cell>
          <table:table-cell table:style-name="ce1" office:value-type="string" calcext:value-type="string">
            <text:p>Leisure</text:p>
          </table:table-cell>
          <table:table-cell table:style-name="ce1" office:value-type="string" calcext:value-type="string">
            <text:p>Individual</text:p>
          </table:table-cell>
          <table:table-cell table:style-name="ce1" office:value-type="string" calcext:value-type="string">
            <text:p>Fiction</text:p>
          </table:table-cell>
          <table:table-cell table:style-name="ce3" office:value-type="string" calcext:value-type="string">
            <text:p>CHECK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:.W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:.W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:.W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:.W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:.W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:.W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:.W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:.W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:.W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:.W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:.W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:.W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:.W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:.W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:.W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:.W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:.W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:.W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:.W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:.W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:.W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:.W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:.W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:.W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:.W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:.W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:.W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:.W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:.W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:.W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:.W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:.W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:.W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:.W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:.W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:.W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:.W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:.W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:.W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:.W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:.W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:.W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:.W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:.W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:.W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:.W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:.W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:.W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0:.W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1:.W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2:.W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3:.W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4:.W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5:.W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6:.W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7:.W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8:.W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9:.W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0:.W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1:.W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2:.W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3:.W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4:.W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5:.W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6:.W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7:.W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8:.W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9:.W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0:.W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1:.W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2:.W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3:.W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4:.W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5:.W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6:.W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7:.W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8:.W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9:.W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0:.W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1:.W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2:.W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3:.W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4:.W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5:.W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6:.W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7:.W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8:.W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9:.W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0:.W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1:.W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2:.W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3:.W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4:.W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5:.W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6:.W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7:.W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8:.W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9:.W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0:.W1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1:.W1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2:.W1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3:.W1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4:.W1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5:.W1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6:.W1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7:.W1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8:.W1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9:.W1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0:.W1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1:.W1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2:.W1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3:.W1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4:.W1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5:.W1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6:.W1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7:.W1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8:.W1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9:.W1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0:.W1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1:.W1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2:.W1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3:.W1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4:.W1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5:.W1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6:.W1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7:.W1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8:.W1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9:.W1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0:.W1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1:.W1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2:.W1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3:.W1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4:.W1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5:.W1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6:.W1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7:.W1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8:.W1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9:.W1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0:.W1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1:.W1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2:.W1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3:.W1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4:.W1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5:.W1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6:.W1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7:.W1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8:.W1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9:.W1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0:.W1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1:.W1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2:.W1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3:.W1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4:.W1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5:.W1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6:.W1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7:.W1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8:.W1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9:.W1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0:.W1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1:.W1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2:.W1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3:.W1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4:.W1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5:.W1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6:.W1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7:.W1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8:.W1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9:.W1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0:.W1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1:.W1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2:.W1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3:.W1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4:.W1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5:.W1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6:.W1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7:.W1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8:.W1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9:.W1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0:.W1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1:.W1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2:.W1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3:.W1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4:.W1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5:.W1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6:.W1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7:.W1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8:.W1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9:.W1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0:.W1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1:.W1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2:.W1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3:.W1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4:.W1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5:.W1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6:.W1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7:.W1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8:.W1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9:.W1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0:.W2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1:.W2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2:.W2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3:.W2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4:.W2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5:.W2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6:.W2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7:.W2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8:.W2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9:.W2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0:.W2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1:.W2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2:.W2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3:.W2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4:.W2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5:.W2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6:.W2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7:.W2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8:.W2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9:.W2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0:.W2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1:.W2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2:.W2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3:.W2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4:.W2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5:.W2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6:.W2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7:.W2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8:.W2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9:.W2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0:.W2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1:.W2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2:.W2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3:.W2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4:.W2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5:.W2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6:.W2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7:.W2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8:.W2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9:.W2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0:.W2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1:.W2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2:.W2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3:.W2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4:.W2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5:.W2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6:.W2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7:.W2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8:.W2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9:.W2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0:.W2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1:.W2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2:.W2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3:.W2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4:.W2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5:.W2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6:.W2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7:.W2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8:.W2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9:.W2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0:.W2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1:.W2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2:.W2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3:.W2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4:.W2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5:.W2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6:.W2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7:.W2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8:.W2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9:.W2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0:.W2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1:.W2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2:.W2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3:.W2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4:.W2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5:.W2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6:.W2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7:.W2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8:.W2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9:.W2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0:.W2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1:.W2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2:.W2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3:.W2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4:.W2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5:.W2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6:.W2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7:.W2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8:.W2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9:.W2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0:.W2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1:.W2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2:.W2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3:.W2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4:.W2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5:.W2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6:.W2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7:.W2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8:.W2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9:.W2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0:.W3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1:.W3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2:.W3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3:.W3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4:.W3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5:.W3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6:.W3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7:.W3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8:.W3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9:.W3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0:.W3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1:.W3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2:.W3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3:.W3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4:.W3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5:.W3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6:.W3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7:.W3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8:.W3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9:.W3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0:.W3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1:.W3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2:.W3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3:.W3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4:.W3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5:.W3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6:.W3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7:.W3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8:.W3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9:.W3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0:.W3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1:.W3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2:.W3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3:.W3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4:.W3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5:.W3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6:.W3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7:.W3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8:.W3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9:.W3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0:.W3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1:.W3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2:.W3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3:.W3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4:.W3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5:.W3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6:.W3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7:.W3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8:.W3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9:.W3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0:.W3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1:.W3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2:.W3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3:.W3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4:.W3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5:.W3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6:.W3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7:.W3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8:.W3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9:.W3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0:.W3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1:.W3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2:.W3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3:.W3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4:.W3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5:.W3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6:.W3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7:.W3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8:.W3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9:.W3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0:.W3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1:.W3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2:.W3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3:.W3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4:.W3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5:.W3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6:.W3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7:.W3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8:.W3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9:.W3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0:.W3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1:.W3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2:.W3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3:.W3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4:.W3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5:.W3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6:.W3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7:.W3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8:.W3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9:.W3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0:.W3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1:.W3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2:.W3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3:.W3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4:.W3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5:.W3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6:.W3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7:.W3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8:.W3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9:.W3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0:.W4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1:.W4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2:.W4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3:.W4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4:.W4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5:.W4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6:.W4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7:.W4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8:.W4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9:.W4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0:.W4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1:.W4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2:.W4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3:.W4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4:.W4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5:.W4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6:.W4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7:.W4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8:.W4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9:.W4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0:.W4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1:.W4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2:.W4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3:.W4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4:.W4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5:.W4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6:.W4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7:.W4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8:.W4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9:.W4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0:.W4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1:.W4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2:.W4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3:.W4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4:.W4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5:.W4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6:.W4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7:.W4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8:.W4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9:.W4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0:.W4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1:.W4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2:.W4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3:.W4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4:.W4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5:.W4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6:.W4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7:.W4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8:.W4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9:.W4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0:.W4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1:.W4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2:.W4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3:.W4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4:.W4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5:.W4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6:.W4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7:.W4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8:.W4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9:.W4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0:.W4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1:.W4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2:.W4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3:.W4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4:.W4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5:.W4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6:.W4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7:.W4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8:.W4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9:.W4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0:.W4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1:.W4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2:.W4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3:.W4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4:.W4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5:.W4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6:.W4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7:.W4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8:.W4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9:.W4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0:.W4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1:.W4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2:.W4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3:.W4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4:.W4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5:.W4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6:.W4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7:.W4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8:.W4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9:.W4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0:.W4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1:.W4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2:.W4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3:.W4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4:.W4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5:.W4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6:.W4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7:.W4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8:.W4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9:.W4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00:.W500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99" calcext:value-type="float">
            <text:p>4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01:.W501])" office:value-type="float" office:value="0" calcext:value-type="float">
            <text:p>0</text:p>
          </table:table-cell>
          <table:table-cell/>
        </table:table-row>
        <table:table-row table:style-name="ro1" table:number-rows-repeated="500">
          <table:table-cell table:number-columns-repeated="2"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 table:number-rows-repeated="1047574">
          <table:table-cell table:number-columns-repeated="2"/>
          <table:table-cell table:content-validation-name="val1"/>
          <table:table-cell table:number-columns-repeated="22"/>
        </table:table-row>
        <table:table-row table:style-name="ro1">
          <table:table-cell table:number-columns-repeated="2"/>
          <table:table-cell table:content-validation-name="val1"/>
          <table:table-cell table:number-columns-repeated="22"/>
        </table:table-row>
      </table:table>
      <table:table table:name="1000topics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pic</text:p>
          </table:table-cell>
          <table:table-cell table:style-name="ce1" office:value-type="string" calcext:value-type="string">
            <text:p>Keyword</text:p>
          </table:table-cell>
          <table:table-cell table:style-name="ce2" table:content-validation-name="val1" office:value-type="string" calcext:value-type="string">
            <text:p>Diffuse</text:p>
          </table:table-cell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Medicine</text:p>
          </table:table-cell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Philosophy</text:p>
          </table:table-cell>
          <table:table-cell table:style-name="ce1" office:value-type="string" calcext:value-type="string">
            <text:p>Beliefs</text:p>
          </table:table-cell>
          <table:table-cell table:style-name="ce1" office:value-type="string" calcext:value-type="string">
            <text:p>Law</text:p>
          </table:table-cell>
          <table:table-cell table:style-name="ce1" office:value-type="string" calcext:value-type="string">
            <text:p>Politics</text:p>
          </table:table-cell>
          <table:table-cell table:style-name="ce1" office:value-type="string" calcext:value-type="string">
            <text:p>Society</text:p>
          </table:table-cell>
          <table:table-cell table:style-name="ce1" office:value-type="string" calcext:value-type="string">
            <text:p>Infrastructure</text:p>
          </table:table-cell>
          <table:table-cell table:style-name="ce1" office:value-type="string" calcext:value-type="string">
            <text:p>Business</text:p>
          </table:table-cell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Incident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Sports</text:p>
          </table:table-cell>
          <table:table-cell table:style-name="ce1" office:value-type="string" calcext:value-type="string">
            <text:p>Arts</text:p>
          </table:table-cell>
          <table:table-cell table:style-name="ce1" office:value-type="string" calcext:value-type="string">
            <text:p>Eintertainment</text:p>
          </table:table-cell>
          <table:table-cell table:style-name="ce1" office:value-type="string" calcext:value-type="string">
            <text:p>Leisure</text:p>
          </table:table-cell>
          <table:table-cell table:style-name="ce1" office:value-type="string" calcext:value-type="string">
            <text:p>Individual</text:p>
          </table:table-cell>
          <table:table-cell table:style-name="ce1" office:value-type="string" calcext:value-type="string">
            <text:p>Fiction</text:p>
          </table:table-cell>
          <table:table-cell table:style-name="ce3" office:value-type="string" calcext:value-type="string">
            <text:p>CHECK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:.W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:.W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:.W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:.W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:.W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:.W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:.W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:.W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:.W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:.W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:.W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:.W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:.W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:.W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:.W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:.W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:.W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:.W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:.W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:.W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:.W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:.W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:.W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:.W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:.W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:.W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:.W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:.W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:.W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:.W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:.W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:.W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:.W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:.W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:.W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:.W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:.W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:.W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:.W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:.W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:.W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:.W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:.W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:.W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:.W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:.W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:.W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:.W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0:.W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1:.W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2:.W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3:.W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4:.W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5:.W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6:.W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7:.W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8:.W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9:.W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0:.W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1:.W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2:.W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3:.W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4:.W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5:.W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6:.W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7:.W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8:.W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9:.W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0:.W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1:.W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2:.W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3:.W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4:.W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5:.W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6:.W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7:.W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8:.W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9:.W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0:.W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1:.W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2:.W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3:.W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4:.W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5:.W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6:.W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7:.W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8:.W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9:.W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0:.W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1:.W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2:.W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3:.W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4:.W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5:.W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6:.W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7:.W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8:.W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9:.W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0:.W1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1:.W1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2:.W1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3:.W1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4:.W1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5:.W1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6:.W1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7:.W1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8:.W1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9:.W1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0:.W1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1:.W1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2:.W1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3:.W1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4:.W1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5:.W1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6:.W1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7:.W1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8:.W1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9:.W1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0:.W1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1:.W1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2:.W1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3:.W1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4:.W1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5:.W1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6:.W1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7:.W1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8:.W1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9:.W1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0:.W1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1:.W1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2:.W1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3:.W1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4:.W1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5:.W1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6:.W1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7:.W1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8:.W1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9:.W1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0:.W1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1:.W1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2:.W1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3:.W1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4:.W1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5:.W1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6:.W1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7:.W1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8:.W1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9:.W1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0:.W1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1:.W1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2:.W1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3:.W1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4:.W1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5:.W1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6:.W1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7:.W1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8:.W1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9:.W1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0:.W1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1:.W1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2:.W1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3:.W1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4:.W1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5:.W1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6:.W1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7:.W1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8:.W1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9:.W1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0:.W1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1:.W1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2:.W1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3:.W1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4:.W1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5:.W1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6:.W1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7:.W1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8:.W1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9:.W1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0:.W1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1:.W1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2:.W1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3:.W1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4:.W1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5:.W1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6:.W1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7:.W1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8:.W1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9:.W1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0:.W1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1:.W1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2:.W1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3:.W1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4:.W1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5:.W1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6:.W1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7:.W1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8:.W1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9:.W1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0:.W2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1:.W2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2:.W2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3:.W2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4:.W2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5:.W2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6:.W2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7:.W2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8:.W2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9:.W2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0:.W2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1:.W2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2:.W2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3:.W2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4:.W2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5:.W2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6:.W2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7:.W2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8:.W2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9:.W2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0:.W2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1:.W2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2:.W2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3:.W2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4:.W2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5:.W2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6:.W2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7:.W2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8:.W2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9:.W2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0:.W2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1:.W2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2:.W2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3:.W2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4:.W2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5:.W2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6:.W2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7:.W2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8:.W2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9:.W2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0:.W2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1:.W2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2:.W2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3:.W2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4:.W2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5:.W2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6:.W2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7:.W2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8:.W2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9:.W2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0:.W2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1:.W2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2:.W2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3:.W2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4:.W2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5:.W2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6:.W2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7:.W2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8:.W2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9:.W2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0:.W2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1:.W2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2:.W2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3:.W2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4:.W2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5:.W2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6:.W2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7:.W2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8:.W2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9:.W2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0:.W2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1:.W2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2:.W2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3:.W2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4:.W2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5:.W2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6:.W2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7:.W2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8:.W2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9:.W2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0:.W2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1:.W2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2:.W2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3:.W2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4:.W2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5:.W2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6:.W2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7:.W2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8:.W2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9:.W2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0:.W2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1:.W2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2:.W2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3:.W2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4:.W2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5:.W2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6:.W2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7:.W2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8:.W2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9:.W2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0:.W3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1:.W3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2:.W3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3:.W3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4:.W3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5:.W3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6:.W3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7:.W3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8:.W3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9:.W3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0:.W3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1:.W3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2:.W3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3:.W3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4:.W3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5:.W3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6:.W3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7:.W3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8:.W3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9:.W3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0:.W3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1:.W3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2:.W3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3:.W3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4:.W3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5:.W3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6:.W3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7:.W3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8:.W3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9:.W3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0:.W3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1:.W3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2:.W3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3:.W3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4:.W3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5:.W3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6:.W3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7:.W3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8:.W3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9:.W3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0:.W3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1:.W3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2:.W3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3:.W3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4:.W3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5:.W3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6:.W3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7:.W3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8:.W3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9:.W3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0:.W3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1:.W3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2:.W3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3:.W3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4:.W3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5:.W3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6:.W3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7:.W3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8:.W3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9:.W3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0:.W3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1:.W3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2:.W3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3:.W3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4:.W3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5:.W3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6:.W3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7:.W3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8:.W3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9:.W3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0:.W3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1:.W3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2:.W3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3:.W3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4:.W3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5:.W3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6:.W3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7:.W3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8:.W3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9:.W3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0:.W3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1:.W3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2:.W3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3:.W3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4:.W3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5:.W3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6:.W3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7:.W3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8:.W3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9:.W3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0:.W3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1:.W3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2:.W3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3:.W3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4:.W3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5:.W3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6:.W3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7:.W3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8:.W3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9:.W3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0:.W4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1:.W4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2:.W4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3:.W4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4:.W4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5:.W4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6:.W4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7:.W4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8:.W4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9:.W4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0:.W4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1:.W4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2:.W4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3:.W4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4:.W4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5:.W4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6:.W4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7:.W4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8:.W4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9:.W4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0:.W4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1:.W4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2:.W4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3:.W4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4:.W4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5:.W4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6:.W4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7:.W4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8:.W4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9:.W4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0:.W4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1:.W4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2:.W4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3:.W4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4:.W4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5:.W4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6:.W4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7:.W4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8:.W4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9:.W4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0:.W4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1:.W4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2:.W4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3:.W4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4:.W4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5:.W4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6:.W4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7:.W4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8:.W4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9:.W4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0:.W4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1:.W4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2:.W4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3:.W4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4:.W4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5:.W4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6:.W4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7:.W4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8:.W4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9:.W4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0:.W4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1:.W4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2:.W4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3:.W4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4:.W4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5:.W4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6:.W4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7:.W4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8:.W4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9:.W4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0:.W4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1:.W4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2:.W4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3:.W4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4:.W4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5:.W4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6:.W4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7:.W4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8:.W4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9:.W4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0:.W4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1:.W4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2:.W4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3:.W4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4:.W4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5:.W4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6:.W4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7:.W4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8:.W4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9:.W4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0:.W4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1:.W4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2:.W4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3:.W4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4:.W4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5:.W4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6:.W4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7:.W4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8:.W4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9:.W4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00:.W500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99" calcext:value-type="float">
            <text:p>4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01:.W5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 table:number-rows-repeated="1047574">
          <table:table-cell table:number-columns-repeated="2"/>
          <table:table-cell table:content-validation-name="val1"/>
          <table:table-cell table:number-columns-repeated="22"/>
        </table:table-row>
        <table:table-row table:style-name="ro1">
          <table:table-cell table:number-columns-repeated="2"/>
          <table:table-cell table:content-validation-name="val1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0" number:min-integer-digits="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2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2P2" style:volatile="true" number:language="en" number:country="GB">
      <loext:fill-character> </loext:fill-character>
      <number:text>-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5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25P1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25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25" number:language="en" number:country="GB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2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21P0"/>
    </number:currency-style>
    <number:currency-style style:name="N2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22P0"/>
    </number:currency-style>
    <number:currency-style style:name="N2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4P0"/>
    </number:currency-style>
    <number:currency-style style:name="N2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5P0"/>
    </number:currency-style>
    <number:date-style style:name="N20126" number:language="en" number:country="US">
      <number:month/>
      <number:text>/</number:text>
      <number:day/>
      <number:text>/</number:text>
      <number:year number:style="long"/>
    </number:date-style>
    <number:date-style style:name="N20127" number:language="en" number:country="US">
      <number:day/>
      <number:text>-</number:text>
      <number:month number:textual="true"/>
      <number:text>-</number:text>
      <number:year/>
    </number:date-style>
    <number:date-style style:name="N20128" number:language="en" number:country="US">
      <number:day/>
      <number:text>-</number:text>
      <number:month number:textual="true"/>
    </number:date-style>
    <number:date-style style:name="N20129" number:language="en" number:country="US">
      <number:month number:textual="true"/>
      <number:text>-</number:text>
      <number:year/>
    </number:date-style>
    <number:time-style style:name="N20130" number:language="en" number:country="US">
      <number:hours/>
      <number:text>:</number:text>
      <number:minute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</number:time-style>
    <number:time-style style:name="N2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6P0" style:volatile="true" number:language="en" number:country="US">
      <number:number number:decimal-places="0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36P0"/>
    </number:number-style>
    <number:number-style style:name="N20138P0" style:volatile="true" number:language="en" number:country="US">
      <number:number number:decimal-places="2" number:min-integer-digits="1" number:grouping="true"/>
      <number:text> </number:text>
    </number:number-style>
    <number:number-style style:name="N2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38P0"/>
    </number:number-style>
    <number:number-style style:name="N2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2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0142P2" style:volatile="true" number:language="en" number:country="US">
      <loext:fill-character> </loext:fill-character>
      <number:text>- </number:text>
    </number:number-style>
    <number:text-style style:name="N20142" number:language="en" number:country="US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2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0146P2" style:volatile="true" number:language="en" number:country="US">
      <number:currency-symbol/>
      <loext:fill-character> </loext:fill-character>
      <number:text>- </number:text>
    </number:currency-style>
    <number:text-style style:name="N20146" number:language="en" number:country="US">
      <number:text-content/>
      <number:text> </number:text>
      <style:map style:condition="value()&gt;0" style:apply-style-name="N20146P0"/>
      <style:map style:condition="value()&lt;0" style:apply-style-name="N20146P1"/>
      <style:map style:condition="value()=0" style:apply-style-name="N20146P2"/>
    </number:text-style>
    <number:number-style style:name="N2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2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20150" number:language="en" number:country="US">
      <number:text-content/>
      <number:text> </number:text>
      <style:map style:condition="value()&gt;0" style:apply-style-name="N20150P0"/>
      <style:map style:condition="value()&lt;0" style:apply-style-name="N20150P1"/>
      <style:map style:condition="value()=0" style:apply-style-name="N20150P2"/>
    </number:text-style>
    <number:currency-style style:name="N2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0154" number:language="en" number:country="US">
      <number:text-content/>
      <number:text> </number:text>
      <style:map style:condition="value()&gt;0" style:apply-style-name="N20154P0"/>
      <style:map style:condition="value()&lt;0" style:apply-style-name="N20154P1"/>
      <style:map style:condition="value()=0" style:apply-style-name="N20154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.00.0000</text:date>, <text:time style:data-style-name="N2" text:time-value="10:39:24.5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meta:creation-date>2017-03-15T12:21:22.869474000</meta:creation-date>
    <meta:editing-cycles>19</meta:editing-cycles>
    <meta:editing-duration>PT2H2M28S</meta:editing-duration>
    <dc:date>2017-03-22T11:41:58.282000000</dc:date>
    <meta:generator>LibreOffice/4.3.6.2$Windows_x86 LibreOffice_project/d50a87b2e514536ed401c18000dad4660b6a169e</meta:generator>
    <meta:document-statistic meta:table-count="3" meta:cell-count="3400" meta:object-count="0"/>
  </office:meta>
</office:document-meta>
</file>